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8303" officeooo:paragraph-rsid="00008303"/>
    </style:style>
    <style:style style:name="P2" style:family="paragraph" style:parent-style-name="Text_20_body">
      <style:text-properties officeooo:rsid="00008303" officeooo:paragraph-rsid="00008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st of the points have been clarified, however I still find difficult to figure out how works the readout of the device. The name R.O.I. is not so well chosen, referring to the trigger language.</text:p>
      <text:p text:style-name="Text_20_body"/>
      <text:p text:style-name="Text_20_body"/>
      <text:p text:style-name="Text_20_body"/>
      <text:p text:style-name="Text_20_body">Lines 68-70 are very vague, maybe a range for V_Bias should be given for definiteness.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6:59:44.326070571</meta:creation-date>
    <dc:date>2020-03-10T17:01:21.372918683</dc:date>
    <meta:editing-duration>PT1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0" meta:character-count="282" meta:non-whitespace-character-count="233"/>
  </office:meta>
</office:document-meta>
</file>